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.1cm" svg:y="4.1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29T14:51:48.243610398</dc:date>
    <meta:editing-duration>PT2M59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862cm" svg:y="0.379cm" svg:width="14.724cm" svg:height="8.24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06161699786838E-016">
                <text:p>-3.06161699786838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5.51091059616309E-016">
                <text:p>-5.51091059616309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866025403784437">
                <text:p>-0.8660254037844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.80336419954471E-016">
                <text:p>9.8033641995447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